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9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0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T1" style:family="text">
      <style:text-properties fo:color="#069a2e"/>
    </style:style>
    <style:style style:name="T2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6"/>
        <table:table-column table:style-name="co6" table:number-columns-repeated="1019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13" office:value-type="string" calcext:value-type="string">
            <text:p><text:span text:style-name="T1">mish-restart</text:span>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 table:number-columns-repeated="2"/>
          <table:table-cell office:value-type="string" calcext:value-type="string">
            <text:p><text:span text:style-name="T2">/home/tore/Arbeten/mish [Browser access point with a symlink to root: </text:span>´rln´ -&gt; ´/´ ]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imdbhome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/>
          <table:table-cell office:value-type="string" calcext:value-type="string">
            <text:p>/home/tore/Album-1 [`IMDB_HOME`/`IMDB_ROOT`; only!]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/>
          <table:table-cell office:value-type="string" calcext:value-type="string">
            <text:p>&lt;empty&gt; || /abc/heml || /abc/subb/subba || …</text:p>
          </table:table-cell>
          <table:table-cell/>
          <table:table-cell table:style-name="ce6" office:value-type="string" calcext:value-type="string">
            <text:p>/abc/suba, /abc/suba/subb, …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/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/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/>
          <table:table-cell office:value-type="string" calcext:value-type="string">
            <text:p>/IMG_01234.jpg || /Funna_bilder.<text:span text:style-name="T3">01yz</text:span>/IMG_04873.<text:span text:style-name="T3">r3k8</text:span>.tif || /abc/heml/pic_cvb.JPG || …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/>
          <table:table-cell office:value-type="string" calcext:value-type="string">
            <text:p>Funna_bilder.<text:span text:style-name="T3">09zy</text:span> [temporary-show-found-pictures directory, with <text:span text:style-name="T3">random</text:span> <text:span text:style-name="T3">suffix</text:span>]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/>
          <table:table-cell office:value-type="string" calcext:value-type="string">
            <text:p>. [remain, ever used?]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ppname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home</text:p>
          </table:table-cell>
          <table:table-cell office:value-type="string" calcext:value-type="string">
            <text:p>/media/raid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root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ort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xtdir</text:p>
          </table:table-cell>
          <table:table-cell table:style-name="ce16" office:value-type="string" calcext:value-type="string">
            <text:p><text:s/>=$imdbhome/$imdbroot/TEXT(for documents linked to, from image captions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1:09:21.334698047</meta:creation-date>
    <dc:date>2024-11-23T15:34:56.245159944</dc:date>
    <meta:editing-duration>PT10H47M30S</meta:editing-duration>
    <meta:editing-cycles>17</meta:editing-cycles>
    <meta:generator>LibreOffice/7.3.7.2$Linux_X86_64 LibreOffice_project/30$Build-2</meta:generator>
    <meta:document-statistic meta:table-count="1" meta:cell-count="55" meta:object-count="0"/>
  </office:meta>
</office:document-meta>
</file>